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0df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0df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0df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0df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0df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0df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0df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0df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0df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0df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0df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0df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0df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0df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0df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0df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0df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William Daniel Gómez Carrió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5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1111651728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n Daniel Gómez Infan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5476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24.9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